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84680864922626">
            <text:p>0.184680864922626</text:p>
          </table:table-cell>
          <table:table-cell office:value-type="float" office:value="0.17628881130840796">
            <text:p>0.17628881130840796</text:p>
          </table:table-cell>
          <table:table-cell office:value-type="float" office:value="0.1732212731649459">
            <text:p>0.1732212731649459</text:p>
          </table:table-cell>
          <table:table-cell office:value-type="float" office:value="0.16764149902724554">
            <text:p>0.16764149902724554</text:p>
          </table:table-cell>
          <table:table-cell office:value-type="float" office:value="0.16517914710949458">
            <text:p>0.16517914710949458</text:p>
          </table:table-cell>
          <table:table-cell office:value-type="float" office:value="0.16410933690026358">
            <text:p>0.16410933690026358</text:p>
          </table:table-cell>
          <table:table-cell office:value-type="float" office:value="0.1778373977984141">
            <text:p>0.1778373977984141</text:p>
          </table:table-cell>
          <table:table-cell office:value-type="float" office:value="0.2088559447280988">
            <text:p>0.2088559447280988</text:p>
          </table:table-cell>
          <table:table-cell office:value-type="float" office:value="0.23729426551485067">
            <text:p>0.23729426551485067</text:p>
          </table:table-cell>
          <table:table-cell office:value-type="float" office:value="0.2510601274576282">
            <text:p>0.2510601274576282</text:p>
          </table:table-cell>
          <table:table-cell office:value-type="float" office:value="0.2572872491034644">
            <text:p>0.2572872491034644</text:p>
          </table:table-cell>
          <table:table-cell office:value-type="float" office:value="0.2598440851571995">
            <text:p>0.2598440851571995</text:p>
          </table:table-cell>
          <table:table-cell office:value-type="float" office:value="0.260658821455324">
            <text:p>0.260658821455324</text:p>
          </table:table-cell>
          <table:table-cell office:value-type="float" office:value="0.2582002755078529">
            <text:p>0.2582002755078529</text:p>
          </table:table-cell>
          <table:table-cell office:value-type="float" office:value="0.25503762505855604">
            <text:p>0.25503762505855604</text:p>
          </table:table-cell>
          <table:table-cell office:value-type="float" office:value="0.25332722940489155">
            <text:p>0.25332722940489155</text:p>
          </table:table-cell>
          <table:table-cell office:value-type="float" office:value="0.25699888219019834">
            <text:p>0.25699888219019834</text:p>
          </table:table-cell>
          <table:table-cell office:value-type="float" office:value="0.26843456654233394">
            <text:p>0.26843456654233394</text:p>
          </table:table-cell>
          <table:table-cell office:value-type="float" office:value="0.27486809741132295">
            <text:p>0.27486809741132295</text:p>
          </table:table-cell>
          <table:table-cell office:value-type="float" office:value="0.2717553679896795">
            <text:p>0.2717553679896795</text:p>
          </table:table-cell>
          <table:table-cell office:value-type="float" office:value="0.26323860418424255">
            <text:p>0.26323860418424255</text:p>
          </table:table-cell>
          <table:table-cell office:value-type="float" office:value="0.25168497170459164">
            <text:p>0.25168497170459164</text:p>
          </table:table-cell>
          <table:table-cell office:value-type="float" office:value="0.23394922410144847">
            <text:p>0.23394922410144847</text:p>
          </table:table-cell>
          <table:table-cell office:value-type="float" office:value="0.20785216625567007">
            <text:p>0.2078521662556700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386526976932166">
            <text:p>0.4386526976932166</text:p>
          </table:table-cell>
          <table:table-cell office:value-type="float" office:value="0.41871995068878237">
            <text:p>0.41871995068878237</text:p>
          </table:table-cell>
          <table:table-cell office:value-type="float" office:value="0.41143395556161894">
            <text:p>0.41143395556161894</text:p>
          </table:table-cell>
          <table:table-cell office:value-type="float" office:value="0.3981809150853006">
            <text:p>0.3981809150853006</text:p>
          </table:table-cell>
          <table:table-cell office:value-type="float" office:value="0.392332354045455">
            <text:p>0.392332354045455</text:p>
          </table:table-cell>
          <table:table-cell office:value-type="float" office:value="0.3897913483246105">
            <text:p>0.3897913483246105</text:p>
          </table:table-cell>
          <table:table-cell office:value-type="float" office:value="0.42239814248053625">
            <text:p>0.42239814248053625</text:p>
          </table:table-cell>
          <table:table-cell office:value-type="float" office:value="0.4960731780340589">
            <text:p>0.4960731780340589</text:p>
          </table:table-cell>
          <table:table-cell office:value-type="float" office:value="0.563619678513144">
            <text:p>0.563619678513144</text:p>
          </table:table-cell>
          <table:table-cell office:value-type="float" office:value="0.5963162574456807">
            <text:p>0.5963162574456807</text:p>
          </table:table-cell>
          <table:table-cell office:value-type="float" office:value="0.6111068731922202">
            <text:p>0.6111068731922202</text:p>
          </table:table-cell>
          <table:table-cell office:value-type="float" office:value="0.6171798522905146">
            <text:p>0.6171798522905146</text:p>
          </table:table-cell>
          <table:table-cell office:value-type="float" office:value="0.6191150082430893">
            <text:p>0.6191150082430893</text:p>
          </table:table-cell>
          <table:table-cell office:value-type="float" office:value="0.6132754871172124">
            <text:p>0.6132754871172124</text:p>
          </table:table-cell>
          <table:table-cell office:value-type="float" office:value="0.6057635819069653">
            <text:p>0.6057635819069653</text:p>
          </table:table-cell>
          <table:table-cell office:value-type="float" office:value="0.6017010621222724">
            <text:p>0.6017010621222724</text:p>
          </table:table-cell>
          <table:table-cell office:value-type="float" office:value="0.6104219461182541">
            <text:p>0.6104219461182541</text:p>
          </table:table-cell>
          <table:table-cell office:value-type="float" office:value="0.6375839035475384">
            <text:p>0.6375839035475384</text:p>
          </table:table-cell>
          <table:table-cell office:value-type="float" office:value="0.6528647810361566">
            <text:p>0.6528647810361566</text:p>
          </table:table-cell>
          <table:table-cell office:value-type="float" office:value="0.6454714479013742">
            <text:p>0.6454714479013742</text:p>
          </table:table-cell>
          <table:table-cell office:value-type="float" office:value="0.625242490123666">
            <text:p>0.625242490123666</text:p>
          </table:table-cell>
          <table:table-cell office:value-type="float" office:value="0.5978003831274805">
            <text:p>0.5978003831274805</text:p>
          </table:table-cell>
          <table:table-cell office:value-type="float" office:value="0.5556745595615984">
            <text:p>0.5556745595615984</text:p>
          </table:table-cell>
          <table:table-cell office:value-type="float" office:value="0.4936890104322775">
            <text:p>0.49368901043227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355949272967567">
            <text:p>0.6355949272967567</text:p>
          </table:table-cell>
          <table:table-cell office:value-type="float" office:value="0.6067129599687718">
            <text:p>0.6067129599687718</text:p>
          </table:table-cell>
          <table:table-cell office:value-type="float" office:value="0.5961557661626311">
            <text:p>0.5961557661626311</text:p>
          </table:table-cell>
          <table:table-cell office:value-type="float" office:value="0.5769524981961863">
            <text:p>0.5769524981961863</text:p>
          </table:table-cell>
          <table:table-cell office:value-type="float" office:value="0.5684781043341182">
            <text:p>0.5684781043341182</text:p>
          </table:table-cell>
          <table:table-cell office:value-type="float" office:value="0.5647962613752254">
            <text:p>0.5647962613752254</text:p>
          </table:table-cell>
          <table:table-cell office:value-type="float" office:value="0.6120425522789473">
            <text:p>0.6120425522789473</text:p>
          </table:table-cell>
          <table:table-cell office:value-type="float" office:value="0.7187955236216151">
            <text:p>0.7187955236216151</text:p>
          </table:table-cell>
          <table:table-cell office:value-type="float" office:value="0.8166684269160112">
            <text:p>0.8166684269160112</text:p>
          </table:table-cell>
          <table:table-cell office:value-type="float" office:value="0.8640448133346178">
            <text:p>0.8640448133346178</text:p>
          </table:table-cell>
          <table:table-cell office:value-type="float" office:value="0.8854759828897899">
            <text:p>0.8854759828897899</text:p>
          </table:table-cell>
          <table:table-cell office:value-type="float" office:value="0.8942755519537756">
            <text:p>0.8942755519537756</text:p>
          </table:table-cell>
          <table:table-cell office:value-type="float" office:value="0.8970795363210252">
            <text:p>0.8970795363210252</text:p>
          </table:table-cell>
          <table:table-cell office:value-type="float" office:value="0.8886182410298581">
            <text:p>0.8886182410298581</text:p>
          </table:table-cell>
          <table:table-cell office:value-type="float" office:value="0.8777337101217504">
            <text:p>0.8777337101217504</text:p>
          </table:table-cell>
          <table:table-cell office:value-type="float" office:value="0.871847237792336">
            <text:p>0.871847237792336</text:p>
          </table:table-cell>
          <table:table-cell office:value-type="float" office:value="0.8844835435954005">
            <text:p>0.8844835435954005</text:p>
          </table:table-cell>
          <table:table-cell office:value-type="float" office:value="0.923840425356964">
            <text:p>0.923840425356964</text:p>
          </table:table-cell>
          <table:table-cell office:value-type="float" office:value="0.9459819698350548">
            <text:p>0.9459819698350548</text:p>
          </table:table-cell>
          <table:table-cell office:value-type="float" office:value="0.9352692463957741">
            <text:p>0.9352692463957741</text:p>
          </table:table-cell>
          <table:table-cell office:value-type="float" office:value="0.9059580783221995">
            <text:p>0.9059580783221995</text:p>
          </table:table-cell>
          <table:table-cell office:value-type="float" office:value="0.8661952680332522">
            <text:p>0.8661952680332522</text:p>
          </table:table-cell>
          <table:table-cell office:value-type="float" office:value="0.8051561819693185">
            <text:p>0.8051561819693185</text:p>
          </table:table-cell>
          <table:table-cell office:value-type="float" office:value="0.7153409345093482">
            <text:p>0.71534093450934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893301867341612">
            <text:p>0.2893301867341612</text:p>
          </table:table-cell>
          <table:table-cell office:value-type="float" office:value="0.27618278004261115">
            <text:p>0.27618278004261115</text:p>
          </table:table-cell>
          <table:table-cell office:value-type="float" office:value="0.271377022909983">
            <text:p>0.271377022909983</text:p>
          </table:table-cell>
          <table:table-cell office:value-type="float" office:value="0.26263547248529945">
            <text:p>0.26263547248529945</text:p>
          </table:table-cell>
          <table:table-cell office:value-type="float" office:value="0.2587778300572833">
            <text:p>0.2587778300572833</text:p>
          </table:table-cell>
          <table:table-cell office:value-type="float" office:value="0.2571018124160593">
            <text:p>0.2571018124160593</text:p>
          </table:table-cell>
          <table:table-cell office:value-type="float" office:value="0.27860887231002107">
            <text:p>0.27860887231002107</text:p>
          </table:table-cell>
          <table:table-cell office:value-type="float" office:value="0.3272040636913707">
            <text:p>0.3272040636913707</text:p>
          </table:table-cell>
          <table:table-cell office:value-type="float" office:value="0.37175694504745543">
            <text:p>0.37175694504745543</text:p>
          </table:table-cell>
          <table:table-cell office:value-type="float" office:value="0.3933232259295023">
            <text:p>0.3933232259295023</text:p>
          </table:table-cell>
          <table:table-cell office:value-type="float" office:value="0.40307894301129293">
            <text:p>0.40307894301129293</text:p>
          </table:table-cell>
          <table:table-cell office:value-type="float" office:value="0.4070846089647511">
            <text:p>0.4070846089647511</text:p>
          </table:table-cell>
          <table:table-cell office:value-type="float" office:value="0.4083610151878565">
            <text:p>0.4083610151878565</text:p>
          </table:table-cell>
          <table:table-cell office:value-type="float" office:value="0.4045093353813196">
            <text:p>0.4045093353813196</text:p>
          </table:table-cell>
          <table:table-cell office:value-type="float" office:value="0.3995545706012573">
            <text:p>0.3995545706012573</text:p>
          </table:table-cell>
          <table:table-cell office:value-type="float" office:value="0.39687498008671596">
            <text:p>0.39687498008671596</text:p>
          </table:table-cell>
          <table:table-cell office:value-type="float" office:value="0.40262717312762036">
            <text:p>0.40262717312762036</text:p>
          </table:table-cell>
          <table:table-cell office:value-type="float" office:value="0.4205428824265888">
            <text:p>0.4205428824265888</text:p>
          </table:table-cell>
          <table:table-cell office:value-type="float" office:value="0.4306219704169156">
            <text:p>0.4306219704169156</text:p>
          </table:table-cell>
          <table:table-cell office:value-type="float" office:value="0.4257454143904203">
            <text:p>0.4257454143904203</text:p>
          </table:table-cell>
          <table:table-cell office:value-type="float" office:value="0.4124026305387741">
            <text:p>0.4124026305387741</text:p>
          </table:table-cell>
          <table:table-cell office:value-type="float" office:value="0.39430213786349927">
            <text:p>0.39430213786349927</text:p>
          </table:table-cell>
          <table:table-cell office:value-type="float" office:value="0.36651643755265606">
            <text:p>0.36651643755265606</text:p>
          </table:table-cell>
          <table:table-cell office:value-type="float" office:value="0.32563149463832186">
            <text:p>0.3256314946383218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5540425947678773">
            <text:p>0.5540425947678773</text:p>
          </table:table-cell>
          <table:table-cell office:value-type="float" office:value="0.528866433925223">
            <text:p>0.528866433925223</text:p>
          </table:table-cell>
          <table:table-cell office:value-type="float" office:value="0.5196638194948378">
            <text:p>0.5196638194948378</text:p>
          </table:table-cell>
          <table:table-cell office:value-type="float" office:value="0.5029244970817365">
            <text:p>0.5029244970817365</text:p>
          </table:table-cell>
          <table:table-cell office:value-type="float" office:value="0.4955374413284839">
            <text:p>0.4955374413284839</text:p>
          </table:table-cell>
          <table:table-cell office:value-type="float" office:value="0.4923280107007912">
            <text:p>0.4923280107007912</text:p>
          </table:table-cell>
          <table:table-cell office:value-type="float" office:value="0.5335121933952416">
            <text:p>0.5335121933952416</text:p>
          </table:table-cell>
          <table:table-cell office:value-type="float" office:value="0.6265678341842964">
            <text:p>0.6265678341842964</text:p>
          </table:table-cell>
          <table:table-cell office:value-type="float" office:value="0.7118827965445539">
            <text:p>0.7118827965445539</text:p>
          </table:table-cell>
          <table:table-cell office:value-type="float" office:value="0.7531803823728865">
            <text:p>0.7531803823728865</text:p>
          </table:table-cell>
          <table:table-cell office:value-type="float" office:value="0.7718617473103911">
            <text:p>0.7718617473103911</text:p>
          </table:table-cell>
          <table:table-cell office:value-type="float" office:value="0.7795322554715964">
            <text:p>0.7795322554715964</text:p>
          </table:table-cell>
          <table:table-cell office:value-type="float" office:value="0.7819764643659719">
            <text:p>0.7819764643659719</text:p>
          </table:table-cell>
          <table:table-cell office:value-type="float" office:value="0.7746008265235589">
            <text:p>0.7746008265235589</text:p>
          </table:table-cell>
          <table:table-cell office:value-type="float" office:value="0.7651128751756663">
            <text:p>0.7651128751756663</text:p>
          </table:table-cell>
          <table:table-cell office:value-type="float" office:value="0.7599816882146747">
            <text:p>0.7599816882146747</text:p>
          </table:table-cell>
          <table:table-cell office:value-type="float" office:value="0.770996646570597">
            <text:p>0.770996646570597</text:p>
          </table:table-cell>
          <table:table-cell office:value-type="float" office:value="0.8053036996269999">
            <text:p>0.8053036996269999</text:p>
          </table:table-cell>
          <table:table-cell office:value-type="float" office:value="0.8246042922339669">
            <text:p>0.8246042922339669</text:p>
          </table:table-cell>
          <table:table-cell office:value-type="float" office:value="0.8152661039690384">
            <text:p>0.8152661039690384</text:p>
          </table:table-cell>
          <table:table-cell office:value-type="float" office:value="0.7897158125527297">
            <text:p>0.7897158125527297</text:p>
          </table:table-cell>
          <table:table-cell office:value-type="float" office:value="0.7550549151137769">
            <text:p>0.7550549151137769</text:p>
          </table:table-cell>
          <table:table-cell office:value-type="float" office:value="0.7018476723043454">
            <text:p>0.7018476723043454</text:p>
          </table:table-cell>
          <table:table-cell office:value-type="float" office:value="0.6235564987670102">
            <text:p>0.623556498767010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308530203092052">
            <text:p>0.7308530203092052</text:p>
          </table:table-cell>
          <table:table-cell office:value-type="float" office:value="0.7036340600461031">
            <text:p>0.7036340600461031</text:p>
          </table:table-cell>
          <table:table-cell office:value-type="float" office:value="0.6437027586388606">
            <text:p>0.6437027586388606</text:p>
          </table:table-cell>
          <table:table-cell office:value-type="float" office:value="0.6208152207622374">
            <text:p>0.6208152207622374</text:p>
          </table:table-cell>
          <table:table-cell office:value-type="float" office:value="0.5801470406542768">
            <text:p>0.5801470406542768</text:p>
          </table:table-cell>
          <table:table-cell office:value-type="float" office:value="0.5883855731659711">
            <text:p>0.5883855731659711</text:p>
          </table:table-cell>
          <table:table-cell office:value-type="float" office:value="0.6626525914417711">
            <text:p>0.6626525914417711</text:p>
          </table:table-cell>
          <table:table-cell office:value-type="float" office:value="0.5730302742266786">
            <text:p>0.5730302742266786</text:p>
          </table:table-cell>
          <table:table-cell office:value-type="float" office:value="0.6399500610076247">
            <text:p>0.6399500610076247</text:p>
          </table:table-cell>
          <table:table-cell office:value-type="float" office:value="0.6866915916224882">
            <text:p>0.6866915916224882</text:p>
          </table:table-cell>
          <table:table-cell office:value-type="float" office:value="0.6833443315206521">
            <text:p>0.6833443315206521</text:p>
          </table:table-cell>
          <table:table-cell office:value-type="float" office:value="0.6881337462825557">
            <text:p>0.6881337462825557</text:p>
          </table:table-cell>
          <table:table-cell office:value-type="float" office:value="0.6973541300205686">
            <text:p>0.6973541300205686</text:p>
          </table:table-cell>
          <table:table-cell office:value-type="float" office:value="0.6929837991510467">
            <text:p>0.6929837991510467</text:p>
          </table:table-cell>
          <table:table-cell office:value-type="float" office:value="0.6811413591702491">
            <text:p>0.6811413591702491</text:p>
          </table:table-cell>
          <table:table-cell office:value-type="float" office:value="0.6842699298931021">
            <text:p>0.6842699298931021</text:p>
          </table:table-cell>
          <table:table-cell office:value-type="float" office:value="0.6974233400308746">
            <text:p>0.6974233400308746</text:p>
          </table:table-cell>
          <table:table-cell office:value-type="float" office:value="0.7449938270351625">
            <text:p>0.7449938270351625</text:p>
          </table:table-cell>
          <table:table-cell office:value-type="float" office:value="0.7370193097739948">
            <text:p>0.7370193097739948</text:p>
          </table:table-cell>
          <table:table-cell office:value-type="float" office:value="0.7271583518753795">
            <text:p>0.7271583518753795</text:p>
          </table:table-cell>
          <table:table-cell office:value-type="float" office:value="0.7174909173753922">
            <text:p>0.7174909173753922</text:p>
          </table:table-cell>
          <table:table-cell office:value-type="float" office:value="0.6856205297002462">
            <text:p>0.6856205297002462</text:p>
          </table:table-cell>
          <table:table-cell office:value-type="float" office:value="0.7947749300144995">
            <text:p>0.7947749300144995</text:p>
          </table:table-cell>
          <table:table-cell office:value-type="float" office:value="0.7562622364059246">
            <text:p>0.756262236405924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2725392010575547">
            <text:p>1.2725392010575547</text:p>
          </table:table-cell>
          <table:table-cell office:value-type="float" office:value="1.22070556578291">
            <text:p>1.22070556578291</text:p>
          </table:table-cell>
          <table:table-cell office:value-type="float" office:value="1.1517768892446405">
            <text:p>1.1517768892446405</text:p>
          </table:table-cell>
          <table:table-cell office:value-type="float" office:value="1.1125233540387531">
            <text:p>1.1125233540387531</text:p>
          </table:table-cell>
          <table:table-cell office:value-type="float" office:value="1.064632866375845">
            <text:p>1.064632866375845</text:p>
          </table:table-cell>
          <table:table-cell office:value-type="float" office:value="1.0697335458857875">
            <text:p>1.0697335458857875</text:p>
          </table:table-cell>
          <table:table-cell office:value-type="float" office:value="1.1842662456122095">
            <text:p>1.1842662456122095</text:p>
          </table:table-cell>
          <table:table-cell office:value-type="float" office:value="1.1856242160719876">
            <text:p>1.1856242160719876</text:p>
          </table:table-cell>
          <table:table-cell office:value-type="float" office:value="1.3359562468898365">
            <text:p>1.3359562468898365</text:p>
          </table:table-cell>
          <table:table-cell office:value-type="float" office:value="1.4230743329405655">
            <text:p>1.4230743329405655</text:p>
          </table:table-cell>
          <table:table-cell office:value-type="float" office:value="1.437991800712954">
            <text:p>1.437991800712954</text:p>
          </table:table-cell>
          <table:table-cell office:value-type="float" office:value="1.4502806538023043">
            <text:p>1.4502806538023043</text:p>
          </table:table-cell>
          <table:table-cell office:value-type="float" office:value="1.4618907349994112">
            <text:p>1.4618907349994112</text:p>
          </table:table-cell>
          <table:table-cell office:value-type="float" office:value="1.4503092598403196">
            <text:p>1.4503092598403196</text:p>
          </table:table-cell>
          <table:table-cell office:value-type="float" office:value="1.4291904714752979">
            <text:p>1.4291904714752979</text:p>
          </table:table-cell>
          <table:table-cell office:value-type="float" office:value="1.4273022924141918">
            <text:p>1.4273022924141918</text:p>
          </table:table-cell>
          <table:table-cell office:value-type="float" office:value="1.4512250022037736">
            <text:p>1.4512250022037736</text:p>
          </table:table-cell>
          <table:table-cell office:value-type="float" office:value="1.5323374167030765">
            <text:p>1.5323374167030765</text:p>
          </table:table-cell>
          <table:table-cell office:value-type="float" office:value="1.5432330447956746">
            <text:p>1.5432330447956746</text:p>
          </table:table-cell>
          <table:table-cell office:value-type="float" office:value="1.524242161537338">
            <text:p>1.524242161537338</text:p>
          </table:table-cell>
          <table:table-cell office:value-type="float" office:value="1.4895942654175967">
            <text:p>1.4895942654175967</text:p>
          </table:table-cell>
          <table:table-cell office:value-type="float" office:value="1.4238359974019814">
            <text:p>1.4238359974019814</text:p>
          </table:table-cell>
          <table:table-cell office:value-type="float" office:value="1.4809697978241518">
            <text:p>1.4809697978241518</text:p>
          </table:table-cell>
          <table:table-cell office:value-type="float" office:value="1.3659120024847018">
            <text:p>1.365912002484701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73910370700326">
            <text:p>0.773910370700326</text:p>
          </table:table-cell>
          <table:table-cell office:value-type="float" office:value="0.7447348482718934">
            <text:p>0.7447348482718934</text:p>
          </table:table-cell>
          <table:table-cell office:value-type="float" office:value="0.6840883668445852">
            <text:p>0.6840883668445852</text:p>
          </table:table-cell>
          <table:table-cell office:value-type="float" office:value="0.6598999346373489">
            <text:p>0.6598999346373489</text:p>
          </table:table-cell>
          <table:table-cell office:value-type="float" office:value="0.6186576704229854">
            <text:p>0.6186576704229854</text:p>
          </table:table-cell>
          <table:table-cell office:value-type="float" office:value="0.6266467824381365">
            <text:p>0.6266467824381365</text:p>
          </table:table-cell>
          <table:table-cell office:value-type="float" office:value="0.7041144242789723">
            <text:p>0.7041144242789723</text:p>
          </table:table-cell>
          <table:table-cell office:value-type="float" office:value="0.6217239144540749">
            <text:p>0.6217239144540749</text:p>
          </table:table-cell>
          <table:table-cell office:value-type="float" office:value="0.6952739427771715">
            <text:p>0.6952739427771715</text:p>
          </table:table-cell>
          <table:table-cell office:value-type="float" office:value="0.7452249100673188">
            <text:p>0.7452249100673188</text:p>
          </table:table-cell>
          <table:table-cell office:value-type="float" office:value="0.7433294698859997">
            <text:p>0.7433294698859997</text:p>
          </table:table-cell>
          <table:table-cell office:value-type="float" office:value="0.7487149972224479">
            <text:p>0.7487149972224479</text:p>
          </table:table-cell>
          <table:table-cell office:value-type="float" office:value="0.7581253323464879">
            <text:p>0.7581253323464879</text:p>
          </table:table-cell>
          <table:table-cell office:value-type="float" office:value="0.7531818047120646">
            <text:p>0.7531818047120646</text:p>
          </table:table-cell>
          <table:table-cell office:value-type="float" office:value="0.7406020097886361">
            <text:p>0.7406020097886361</text:p>
          </table:table-cell>
          <table:table-cell office:value-type="float" office:value="0.743331810963825">
            <text:p>0.743331810963825</text:p>
          </table:table-cell>
          <table:table-cell office:value-type="float" office:value="0.7573412472013114">
            <text:p>0.7573412472013114</text:p>
          </table:table-cell>
          <table:table-cell office:value-type="float" office:value="0.8075779025079759">
            <text:p>0.8075779025079759</text:p>
          </table:table-cell>
          <table:table-cell office:value-type="float" office:value="0.8011033283675757">
            <text:p>0.8011033283675757</text:p>
          </table:table-cell>
          <table:table-cell office:value-type="float" office:value="0.7905166543454398">
            <text:p>0.7905166543454398</text:p>
          </table:table-cell>
          <table:table-cell office:value-type="float" office:value="0.7788635821697635">
            <text:p>0.7788635821697635</text:p>
          </table:table-cell>
          <table:table-cell office:value-type="float" office:value="0.7442995272206687">
            <text:p>0.7442995272206687</text:p>
          </table:table-cell>
          <table:table-cell office:value-type="float" office:value="0.8493189333690826">
            <text:p>0.8493189333690826</text:p>
          </table:table-cell>
          <table:table-cell office:value-type="float" office:value="0.8047218510810763">
            <text:p>0.804721851081076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844932304079953">
            <text:p>0.3844932304079953</text:p>
          </table:table-cell>
          <table:table-cell office:value-type="float" office:value="0.3730131499031089">
            <text:p>0.3730131499031089</text:p>
          </table:table-cell>
          <table:table-cell office:value-type="float" office:value="0.31883486393321886">
            <text:p>0.31883486393321886</text:p>
          </table:table-cell>
          <table:table-cell office:value-type="float" office:value="0.30641191532976986">
            <text:p>0.30641191532976986</text:p>
          </table:table-cell>
          <table:table-cell office:value-type="float" office:value="0.27036175394969614">
            <text:p>0.27036175394969614</text:p>
          </table:table-cell>
          <table:table-cell office:value-type="float" office:value="0.28060666237618126">
            <text:p>0.28060666237618126</text:p>
          </table:table-cell>
          <table:table-cell office:value-type="float" office:value="0.3291273842480398">
            <text:p>0.3291273842480398</text:p>
          </table:table-cell>
          <table:table-cell office:value-type="float" office:value="0.18133132281690437">
            <text:p>0.18133132281690437</text:p>
          </table:table-cell>
          <table:table-cell office:value-type="float" office:value="0.19491645136474334">
            <text:p>0.19491645136474334</text:p>
          </table:table-cell>
          <table:table-cell office:value-type="float" office:value="0.21584079159387265">
            <text:p>0.21584079159387265</text:p>
          </table:table-cell>
          <table:table-cell office:value-type="float" office:value="0.20081487411817037">
            <text:p>0.20081487411817037</text:p>
          </table:table-cell>
          <table:table-cell office:value-type="float" office:value="0.20080906984774705">
            <text:p>0.20080906984774705</text:p>
          </table:table-cell>
          <table:table-cell office:value-type="float" office:value="0.20850145612288395">
            <text:p>0.20850145612288395</text:p>
          </table:table-cell>
          <table:table-cell office:value-type="float" office:value="0.20874200607301444">
            <text:p>0.20874200607301444</text:p>
          </table:table-cell>
          <table:table-cell office:value-type="float" office:value="0.2028309599353678">
            <text:p>0.2028309599353678</text:p>
          </table:table-cell>
          <table:table-cell office:value-type="float" office:value="0.2091672927590692">
            <text:p>0.2091672927590692</text:p>
          </table:table-cell>
          <table:table-cell office:value-type="float" office:value="0.21543470045234264">
            <text:p>0.21543470045234264</text:p>
          </table:table-cell>
          <table:table-cell office:value-type="float" office:value="0.24155812941279411">
            <text:p>0.24155812941279411</text:p>
          </table:table-cell>
          <table:table-cell office:value-type="float" office:value="0.2215178445311435">
            <text:p>0.2215178445311435</text:p>
          </table:table-cell>
          <table:table-cell office:value-type="float" office:value="0.21749465606766394">
            <text:p>0.21749465606766394</text:p>
          </table:table-cell>
          <table:table-cell office:value-type="float" office:value="0.22379998909573057">
            <text:p>0.22379998909573057</text:p>
          </table:table-cell>
          <table:table-cell office:value-type="float" office:value="0.2135978653196305">
            <text:p>0.2135978653196305</text:p>
          </table:table-cell>
          <table:table-cell office:value-type="float" office:value="0.3560147794094144">
            <text:p>0.3560147794094144</text:p>
          </table:table-cell>
          <table:table-cell office:value-type="float" office:value="0.36644582166806494">
            <text:p>0.3664458216680649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080144275384674">
            <text:p>0.8080144275384674</text:p>
          </table:table-cell>
          <table:table-cell office:value-type="float" office:value="0.7712975733055971">
            <text:p>0.7712975733055971</text:p>
          </table:table-cell>
          <table:table-cell office:value-type="float" office:value="0.7578765018915108">
            <text:p>0.7578765018915108</text:p>
          </table:table-cell>
          <table:table-cell office:value-type="float" office:value="0.733463913139791">
            <text:p>0.733463913139791</text:p>
          </table:table-cell>
          <table:table-cell office:value-type="float" office:value="0.722690648264443">
            <text:p>0.722690648264443</text:p>
          </table:table-cell>
          <table:table-cell office:value-type="float" office:value="0.7180100221251373">
            <text:p>0.7180100221251373</text:p>
          </table:table-cell>
          <table:table-cell office:value-type="float" office:value="0.778072938077364">
            <text:p>0.778072938077364</text:p>
          </table:table-cell>
          <table:table-cell office:value-type="float" office:value="0.9137850674902565">
            <text:p>0.9137850674902565</text:p>
          </table:table-cell>
          <table:table-cell office:value-type="float" office:value="1.038208209542847">
            <text:p>1.038208209542847</text:p>
          </table:table-cell>
          <table:table-cell office:value-type="float" office:value="1.098436512360937">
            <text:p>1.098436512360937</text:p>
          </table:table-cell>
          <table:table-cell office:value-type="float" office:value="1.1256813713991491">
            <text:p>1.1256813713991491</text:p>
          </table:table-cell>
          <table:table-cell office:value-type="float" office:value="1.1368680226049117">
            <text:p>1.1368680226049117</text:p>
          </table:table-cell>
          <table:table-cell office:value-type="float" office:value="1.1404326511537353">
            <text:p>1.1404326511537353</text:p>
          </table:table-cell>
          <table:table-cell office:value-type="float" office:value="1.1296760381329183">
            <text:p>1.1296760381329183</text:p>
          </table:table-cell>
          <table:table-cell office:value-type="float" office:value="1.1158388320240755">
            <text:p>1.1158388320240755</text:p>
          </table:table-cell>
          <table:table-cell office:value-type="float" office:value="1.1083555209320555">
            <text:p>1.1083555209320555</text:p>
          </table:table-cell>
          <table:table-cell office:value-type="float" office:value="1.1244197104986526">
            <text:p>1.1244197104986526</text:p>
          </table:table-cell>
          <table:table-cell office:value-type="float" office:value="1.1744530366322044">
            <text:p>1.1744530366322044</text:p>
          </table:table-cell>
          <table:table-cell office:value-type="float" office:value="1.2026009758588005">
            <text:p>1.2026009758588005</text:p>
          </table:table-cell>
          <table:table-cell office:value-type="float" office:value="1.1889821838807353">
            <text:p>1.1889821838807353</text:p>
          </table:table-cell>
          <table:table-cell office:value-type="float" office:value="1.1517196984921512">
            <text:p>1.1517196984921512</text:p>
          </table:table-cell>
          <table:table-cell office:value-type="float" office:value="1.1011703265366657">
            <text:p>1.1011703265366657</text:p>
          </table:table-cell>
          <table:table-cell office:value-type="float" office:value="1.0235730077644953">
            <text:p>1.0235730077644953</text:p>
          </table:table-cell>
          <table:table-cell office:value-type="float" office:value="0.9093933429436195">
            <text:p>0.909393342943619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9200962534851936">
            <text:p>0.9200962534851936</text:p>
          </table:table-cell>
          <table:table-cell office:value-type="float" office:value="0.8842779217625413">
            <text:p>0.8842779217625413</text:p>
          </table:table-cell>
          <table:table-cell office:value-type="float" office:value="0.8212033015474604">
            <text:p>0.8212033015474604</text:p>
          </table:table-cell>
          <table:table-cell office:value-type="float" office:value="0.7925981464252547">
            <text:p>0.7925981464252547</text:p>
          </table:table-cell>
          <table:table-cell office:value-type="float" office:value="0.7494067842955536">
            <text:p>0.7494067842955536</text:p>
          </table:table-cell>
          <table:table-cell office:value-type="float" office:value="0.7565490779361339">
            <text:p>0.7565490779361339</text:p>
          </table:table-cell>
          <table:table-cell office:value-type="float" office:value="0.8448832960308816">
            <text:p>0.8448832960308816</text:p>
          </table:table-cell>
          <table:table-cell office:value-type="float" office:value="0.7870458099722493">
            <text:p>0.7870458099722493</text:p>
          </table:table-cell>
          <table:table-cell office:value-type="float" office:value="0.8831064596901095">
            <text:p>0.8831064596901095</text:p>
          </table:table-cell>
          <table:table-cell office:value-type="float" office:value="0.9439539250080444">
            <text:p>0.9439539250080444</text:p>
          </table:table-cell>
          <table:table-cell office:value-type="float" office:value="0.9469876217754112">
            <text:p>0.9469876217754112</text:p>
          </table:table-cell>
          <table:table-cell office:value-type="float" office:value="0.9543970368373587">
            <text:p>0.9543970368373587</text:p>
          </table:table-cell>
          <table:table-cell office:value-type="float" office:value="0.964452284172678">
            <text:p>0.964452284172678</text:p>
          </table:table-cell>
          <table:table-cell office:value-type="float" office:value="0.9575626712746382">
            <text:p>0.9575626712746382</text:p>
          </table:table-cell>
          <table:table-cell office:value-type="float" office:value="0.9424794505194951">
            <text:p>0.9424794505194951</text:p>
          </table:table-cell>
          <table:table-cell office:value-type="float" office:value="0.9438553718617781">
            <text:p>0.9438553718617781</text:p>
          </table:table-cell>
          <table:table-cell office:value-type="float" office:value="0.9607711395371449">
            <text:p>0.9607711395371449</text:p>
          </table:table-cell>
          <table:table-cell office:value-type="float" office:value="1.020059818793157">
            <text:p>1.020059818793157</text:p>
          </table:table-cell>
          <table:table-cell office:value-type="float" office:value="1.018677766771392">
            <text:p>1.018677766771392</text:p>
          </table:table-cell>
          <table:table-cell office:value-type="float" office:value="1.0056271823784442">
            <text:p>1.0056271823784442</text:p>
          </table:table-cell>
          <table:table-cell office:value-type="float" office:value="0.9872325853789053">
            <text:p>0.9872325853789053</text:p>
          </table:table-cell>
          <table:table-cell office:value-type="float" office:value="0.9435231435262076">
            <text:p>0.9435231435262076</text:p>
          </table:table-cell>
          <table:table-cell office:value-type="float" office:value="1.0345036511601409">
            <text:p>1.0345036511601409</text:p>
          </table:table-cell>
          <table:table-cell office:value-type="float" office:value="0.9692491962695581">
            <text:p>0.969249196269558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768730917581721">
            <text:p>0.5768730917581721</text:p>
          </table:table-cell>
          <table:table-cell office:value-type="float" office:value="0.556651108775069">
            <text:p>0.556651108775069</text:p>
          </table:table-cell>
          <table:table-cell office:value-type="float" office:value="0.49927740479057936">
            <text:p>0.49927740479057936</text:p>
          </table:table-cell>
          <table:table-cell office:value-type="float" office:value="0.4810420718048839">
            <text:p>0.4810420718048839</text:p>
          </table:table-cell>
          <table:table-cell office:value-type="float" office:value="0.4424269077065759">
            <text:p>0.4424269077065759</text:p>
          </table:table-cell>
          <table:table-cell office:value-type="float" office:value="0.4515574075568992">
            <text:p>0.4515574075568992</text:p>
          </table:table-cell>
          <table:table-cell office:value-type="float" office:value="0.5143784872557551">
            <text:p>0.5143784872557551</text:p>
          </table:table-cell>
          <table:table-cell office:value-type="float" office:value="0.3988940773869886">
            <text:p>0.3988940773869886</text:p>
          </table:table-cell>
          <table:table-cell office:value-type="float" office:value="0.4421030665999765">
            <text:p>0.4421030665999765</text:p>
          </table:table-cell>
          <table:table-cell office:value-type="float" office:value="0.4773671415548815">
            <text:p>0.4773671415548815</text:p>
          </table:table-cell>
          <table:table-cell office:value-type="float" office:value="0.46882794266444394">
            <text:p>0.46882794266444394</text:p>
          </table:table-cell>
          <table:table-cell office:value-type="float" office:value="0.4714855641134024">
            <text:p>0.4714855641134024</text:p>
          </table:table-cell>
          <table:table-cell office:value-type="float" office:value="0.4800266515040349">
            <text:p>0.4800266515040349</text:p>
          </table:table-cell>
          <table:table-cell office:value-type="float" office:value="0.47770616336992383">
            <text:p>0.47770616336992383</text:p>
          </table:table-cell>
          <table:table-cell office:value-type="float" office:value="0.4685006218594627">
            <text:p>0.4685006218594627</text:p>
          </table:table-cell>
          <table:table-cell office:value-type="float" office:value="0.4730552558653483">
            <text:p>0.4730552558653483</text:p>
          </table:table-cell>
          <table:table-cell office:value-type="float" office:value="0.48314738061341533">
            <text:p>0.48314738061341533</text:p>
          </table:table-cell>
          <table:table-cell office:value-type="float" office:value="0.5211832260065579">
            <text:p>0.5211832260065579</text:p>
          </table:table-cell>
          <table:table-cell office:value-type="float" office:value="0.5078446737439677">
            <text:p>0.5078446737439677</text:p>
          </table:table-cell>
          <table:table-cell office:value-type="float" office:value="0.5005789920486786">
            <text:p>0.5005789920486786</text:p>
          </table:table-cell>
          <table:table-cell office:value-type="float" office:value="0.49801251347499353">
            <text:p>0.49801251347499353</text:p>
          </table:table-cell>
          <table:table-cell office:value-type="float" office:value="0.47577510810403345">
            <text:p>0.47577510810403345</text:p>
          </table:table-cell>
          <table:table-cell office:value-type="float" office:value="0.599716904772941">
            <text:p>0.599716904772941</text:p>
          </table:table-cell>
          <table:table-cell office:value-type="float" office:value="0.5829629521371734">
            <text:p>0.582962952137173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3087484348793494">
            <text:p>0.23087484348793494</text:p>
          </table:table-cell>
          <table:table-cell office:value-type="float" office:value="0.2203836966897182">
            <text:p>0.2203836966897182</text:p>
          </table:table-cell>
          <table:table-cell office:value-type="float" office:value="0.2165488793194313">
            <text:p>0.2165488793194313</text:p>
          </table:table-cell>
          <table:table-cell office:value-type="float" office:value="0.20957344371445105">
            <text:p>0.20957344371445105</text:p>
          </table:table-cell>
          <table:table-cell office:value-type="float" office:value="0.2064951869938041">
            <text:p>0.2064951869938041</text:p>
          </table:table-cell>
          <table:table-cell office:value-type="float" office:value="0.20515778658298553">
            <text:p>0.20515778658298553</text:p>
          </table:table-cell>
          <table:table-cell office:value-type="float" office:value="0.2223196290542189">
            <text:p>0.2223196290542189</text:p>
          </table:table-cell>
          <table:table-cell office:value-type="float" office:value="0.26109680378000694">
            <text:p>0.26109680378000694</text:p>
          </table:table-cell>
          <table:table-cell office:value-type="float" office:value="0.2966483638371457">
            <text:p>0.2966483638371457</text:p>
          </table:table-cell>
          <table:table-cell office:value-type="float" office:value="0.31385746247790974">
            <text:p>0.31385746247790974</text:p>
          </table:table-cell>
          <table:table-cell office:value-type="float" office:value="0.32164216576032606">
            <text:p>0.32164216576032606</text:p>
          </table:table-cell>
          <table:table-cell office:value-type="float" office:value="0.3248385398079445">
            <text:p>0.3248385398079445</text:p>
          </table:table-cell>
          <table:table-cell office:value-type="float" office:value="0.3258570650102843">
            <text:p>0.3258570650102843</text:p>
          </table:table-cell>
          <table:table-cell office:value-type="float" office:value="0.32278356624219">
            <text:p>0.32278356624219</text:p>
          </table:table-cell>
          <table:table-cell office:value-type="float" office:value="0.31882984625179217">
            <text:p>0.31882984625179217</text:p>
          </table:table-cell>
          <table:table-cell office:value-type="float" office:value="0.31669163161321773">
            <text:p>0.31669163161321773</text:p>
          </table:table-cell>
          <table:table-cell office:value-type="float" office:value="0.3212816700154373">
            <text:p>0.3212816700154373</text:p>
          </table:table-cell>
          <table:table-cell office:value-type="float" office:value="0.3355777468509136">
            <text:p>0.3355777468509136</text:p>
          </table:table-cell>
          <table:table-cell office:value-type="float" office:value="0.3436204882203307">
            <text:p>0.3436204882203307</text:p>
          </table:table-cell>
          <table:table-cell office:value-type="float" office:value="0.33972917593768975">
            <text:p>0.33972917593768975</text:p>
          </table:table-cell>
          <table:table-cell office:value-type="float" office:value="0.3290821253543618">
            <text:p>0.3290821253543618</text:p>
          </table:table-cell>
          <table:table-cell office:value-type="float" office:value="0.31463859818345646">
            <text:p>0.31463859818345646</text:p>
          </table:table-cell>
          <table:table-cell office:value-type="float" office:value="0.29246663167391546">
            <text:p>0.29246663167391546</text:p>
          </table:table-cell>
          <table:table-cell office:value-type="float" office:value="0.25984195153629563">
            <text:p>0.25984195153629563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0736527372906905">
            <text:p>0.060736527372906905</text:p>
          </table:table-cell>
          <table:table-cell office:value-type="float" office:value="0.05797660855690824">
            <text:p>0.05797660855690824</text:p>
          </table:table-cell>
          <table:table-cell office:value-type="float" office:value="0.05696777846237797">
            <text:p>0.05696777846237797</text:p>
          </table:table-cell>
          <table:table-cell office:value-type="float" office:value="0.0551327420887338">
            <text:p>0.0551327420887338</text:p>
          </table:table-cell>
          <table:table-cell office:value-type="float" office:value="0.05432294132937062">
            <text:p>0.05432294132937062</text:p>
          </table:table-cell>
          <table:table-cell office:value-type="float" office:value="0.05397110976802294">
            <text:p>0.05397110976802294</text:p>
          </table:table-cell>
          <table:table-cell office:value-type="float" office:value="0.05848589665115109">
            <text:p>0.05848589665115109</text:p>
          </table:table-cell>
          <table:table-cell office:value-type="float" office:value="0.06868705542010042">
            <text:p>0.06868705542010042</text:p>
          </table:table-cell>
          <table:table-cell office:value-type="float" office:value="0.07803964779412771">
            <text:p>0.07803964779412771</text:p>
          </table:table-cell>
          <table:table-cell office:value-type="float" office:value="0.08256686641555576">
            <text:p>0.08256686641555576</text:p>
          </table:table-cell>
          <table:table-cell office:value-type="float" office:value="0.08461479782661524">
            <text:p>0.08461479782661524</text:p>
          </table:table-cell>
          <table:table-cell office:value-type="float" office:value="0.08545567185560983">
            <text:p>0.08545567185560983</text:p>
          </table:table-cell>
          <table:table-cell office:value-type="float" office:value="0.08572361652596618">
            <text:p>0.08572361652596618</text:p>
          </table:table-cell>
          <table:table-cell office:value-type="float" office:value="0.08491506744699866">
            <text:p>0.08491506744699866</text:p>
          </table:table-cell>
          <table:table-cell office:value-type="float" office:value="0.08387495749481054">
            <text:p>0.08387495749481054</text:p>
          </table:table-cell>
          <table:table-cell office:value-type="float" office:value="0.08331245475539145">
            <text:p>0.08331245475539145</text:p>
          </table:table-cell>
          <table:table-cell office:value-type="float" office:value="0.08451996177021986">
            <text:p>0.08451996177021986</text:p>
          </table:table-cell>
          <table:table-cell office:value-type="float" office:value="0.08828084818350539">
            <text:p>0.08828084818350539</text:p>
          </table:table-cell>
          <table:table-cell office:value-type="float" office:value="0.09039666198962179">
            <text:p>0.09039666198962179</text:p>
          </table:table-cell>
          <table:table-cell office:value-type="float" office:value="0.08937296970942112">
            <text:p>0.08937296970942112</text:p>
          </table:table-cell>
          <table:table-cell office:value-type="float" office:value="0.0865720370940459">
            <text:p>0.0865720370940459</text:p>
          </table:table-cell>
          <table:table-cell office:value-type="float" office:value="0.0827723607407281">
            <text:p>0.0827723607407281</text:p>
          </table:table-cell>
          <table:table-cell office:value-type="float" office:value="0.07693955440083676">
            <text:p>0.07693955440083676</text:p>
          </table:table-cell>
          <table:table-cell office:value-type="float" office:value="0.06835693990600783">
            <text:p>0.06835693990600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4418984667402146">
            <text:p>0.14418984667402146</text:p>
          </table:table-cell>
          <table:table-cell office:value-type="float" office:value="0.1376377389371358">
            <text:p>0.1376377389371358</text:p>
          </table:table-cell>
          <table:table-cell office:value-type="float" office:value="0.1352427541900272">
            <text:p>0.1352427541900272</text:p>
          </table:table-cell>
          <table:table-cell office:value-type="float" office:value="0.13088633763475638">
            <text:p>0.13088633763475638</text:p>
          </table:table-cell>
          <table:table-cell office:value-type="float" office:value="0.12896385288991408">
            <text:p>0.12896385288991408</text:p>
          </table:table-cell>
          <table:table-cell office:value-type="float" office:value="0.12812859705491517">
            <text:p>0.12812859705491517</text:p>
          </table:table-cell>
          <table:table-cell office:value-type="float" office:value="0.13884680003097985">
            <text:p>0.13884680003097985</text:p>
          </table:table-cell>
          <table:table-cell office:value-type="float" office:value="0.16306457444803177">
            <text:p>0.16306457444803177</text:p>
          </table:table-cell>
          <table:table-cell office:value-type="float" office:value="0.18526783365209956">
            <text:p>0.18526783365209956</text:p>
          </table:table-cell>
          <table:table-cell office:value-type="float" office:value="0.19601554984725908">
            <text:p>0.19601554984725908</text:p>
          </table:table-cell>
          <table:table-cell office:value-type="float" office:value="0.2008773838857196">
            <text:p>0.2008773838857196</text:p>
          </table:table-cell>
          <table:table-cell office:value-type="float" office:value="0.2028736372534587">
            <text:p>0.2028736372534587</text:p>
          </table:table-cell>
          <table:table-cell office:value-type="float" office:value="0.20350974377134665">
            <text:p>0.20350974377134665</text:p>
          </table:table-cell>
          <table:table-cell office:value-type="float" office:value="0.20159023054318692">
            <text:p>0.20159023054318692</text:p>
          </table:table-cell>
          <table:table-cell office:value-type="float" office:value="0.199120986728682">
            <text:p>0.199120986728682</text:p>
          </table:table-cell>
          <table:table-cell office:value-type="float" office:value="0.1977855929012979">
            <text:p>0.1977855929012979</text:p>
          </table:table-cell>
          <table:table-cell office:value-type="float" office:value="0.2006522410100523">
            <text:p>0.2006522410100523</text:p>
          </table:table-cell>
          <table:table-cell office:value-type="float" office:value="0.2095806677533302">
            <text:p>0.2095806677533302</text:p>
          </table:table-cell>
          <table:table-cell office:value-type="float" office:value="0.21460365608490703">
            <text:p>0.21460365608490703</text:p>
          </table:table-cell>
          <table:table-cell office:value-type="float" office:value="0.21217338818339798">
            <text:p>0.21217338818339798</text:p>
          </table:table-cell>
          <table:table-cell office:value-type="float" office:value="0.2055239127882129">
            <text:p>0.2055239127882129</text:p>
          </table:table-cell>
          <table:table-cell office:value-type="float" office:value="0.19650339787744048">
            <text:p>0.19650339787744048</text:p>
          </table:table-cell>
          <table:table-cell office:value-type="float" office:value="0.1826561878342241">
            <text:p>0.1826561878342241</text:p>
          </table:table-cell>
          <table:table-cell office:value-type="float" office:value="0.1622808729849982">
            <text:p>0.162280872984998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0891844626862263">
            <text:p>0.20891844626862263</text:p>
          </table:table-cell>
          <table:table-cell office:value-type="float" office:value="0.19942501660107168">
            <text:p>0.19942501660107168</text:p>
          </table:table-cell>
          <table:table-cell office:value-type="float" office:value="0.19595489367810154">
            <text:p>0.19595489367810154</text:p>
          </table:table-cell>
          <table:table-cell office:value-type="float" office:value="0.18964282802979196">
            <text:p>0.18964282802979196</text:p>
          </table:table-cell>
          <table:table-cell office:value-type="float" office:value="0.18685731618459542">
            <text:p>0.18685731618459542</text:p>
          </table:table-cell>
          <table:table-cell office:value-type="float" office:value="0.18564710370909926">
            <text:p>0.18564710370909926</text:p>
          </table:table-cell>
          <table:table-cell office:value-type="float" office:value="0.20117684012399006">
            <text:p>0.20117684012399006</text:p>
          </table:table-cell>
          <table:table-cell office:value-type="float" office:value="0.23626627200841988">
            <text:p>0.23626627200841988</text:p>
          </table:table-cell>
          <table:table-cell office:value-type="float" office:value="0.26843684796790673">
            <text:p>0.26843684796790673</text:p>
          </table:table-cell>
          <table:table-cell office:value-type="float" office:value="0.28400934644975145">
            <text:p>0.28400934644975145</text:p>
          </table:table-cell>
          <table:table-cell office:value-type="float" office:value="0.2910537177197184">
            <text:p>0.2910537177197184</text:p>
          </table:table-cell>
          <table:table-cell office:value-type="float" office:value="0.2939461138319729">
            <text:p>0.2939461138319729</text:p>
          </table:table-cell>
          <table:table-cell office:value-type="float" office:value="0.2948677764070005">
            <text:p>0.2948677764070005</text:p>
          </table:table-cell>
          <table:table-cell office:value-type="float" office:value="0.2920865700289566">
            <text:p>0.2920865700289566</text:p>
          </table:table-cell>
          <table:table-cell office:value-type="float" office:value="0.28850885222784517">
            <text:p>0.28850885222784517</text:p>
          </table:table-cell>
          <table:table-cell office:value-type="float" office:value="0.28657398365000075">
            <text:p>0.28657398365000075</text:p>
          </table:table-cell>
          <table:table-cell office:value-type="float" office:value="0.2907275054318358">
            <text:p>0.2907275054318358</text:p>
          </table:table-cell>
          <table:table-cell office:value-type="float" office:value="0.3036640130005399">
            <text:p>0.3036640130005399</text:p>
          </table:table-cell>
          <table:table-cell office:value-type="float" office:value="0.31094188271234535">
            <text:p>0.31094188271234535</text:p>
          </table:table-cell>
          <table:table-cell office:value-type="float" office:value="0.30742063759203">
            <text:p>0.30742063759203</text:p>
          </table:table-cell>
          <table:table-cell office:value-type="float" office:value="0.29778613072412125">
            <text:p>0.29778613072412125</text:p>
          </table:table-cell>
          <table:table-cell office:value-type="float" office:value="0.284716195474366">
            <text:p>0.284716195474366</text:p>
          </table:table-cell>
          <table:table-cell office:value-type="float" office:value="0.26465280214873016">
            <text:p>0.26465280214873016</text:p>
          </table:table-cell>
          <table:table-cell office:value-type="float" office:value="0.23513075729797323">
            <text:p>0.2351307572979732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9514438795035962">
            <text:p>0.09514438795035962</text:p>
          </table:table-cell>
          <table:table-cell office:value-type="float" office:value="0.09082094705080612">
            <text:p>0.09082094705080612</text:p>
          </table:table-cell>
          <table:table-cell office:value-type="float" office:value="0.08924060444575956">
            <text:p>0.08924060444575956</text:p>
          </table:table-cell>
          <table:table-cell office:value-type="float" office:value="0.08636600130019186">
            <text:p>0.08636600130019186</text:p>
          </table:table-cell>
          <table:table-cell office:value-type="float" office:value="0.08509744017323932">
            <text:p>0.08509744017323932</text:p>
          </table:table-cell>
          <table:table-cell office:value-type="float" office:value="0.08454629245350696">
            <text:p>0.08454629245350696</text:p>
          </table:table-cell>
          <table:table-cell office:value-type="float" office:value="0.09161875203098939">
            <text:p>0.09161875203098939</text:p>
          </table:table-cell>
          <table:table-cell office:value-type="float" office:value="0.10759897101020428">
            <text:p>0.10759897101020428</text:p>
          </table:table-cell>
          <table:table-cell office:value-type="float" office:value="0.12224990210003396">
            <text:p>0.12224990210003396</text:p>
          </table:table-cell>
          <table:table-cell office:value-type="float" office:value="0.12934183612202083">
            <text:p>0.12934183612202083</text:p>
          </table:table-cell>
          <table:table-cell office:value-type="float" office:value="0.13254994150929852">
            <text:p>0.13254994150929852</text:p>
          </table:table-cell>
          <table:table-cell office:value-type="float" office:value="0.13386717922921038">
            <text:p>0.13386717922921038</text:p>
          </table:table-cell>
          <table:table-cell office:value-type="float" office:value="0.13428691728089528">
            <text:p>0.13428691728089528</text:p>
          </table:table-cell>
          <table:table-cell office:value-type="float" office:value="0.13302031692401498">
            <text:p>0.13302031692401498</text:p>
          </table:table-cell>
          <table:table-cell office:value-type="float" office:value="0.13139097410376427">
            <text:p>0.13139097410376427</text:p>
          </table:table-cell>
          <table:table-cell office:value-type="float" office:value="0.13050980784060554">
            <text:p>0.13050980784060554</text:p>
          </table:table-cell>
          <table:table-cell office:value-type="float" office:value="0.13240137986226924">
            <text:p>0.13240137986226924</text:p>
          </table:table-cell>
          <table:table-cell office:value-type="float" office:value="0.13829284668495892">
            <text:p>0.13829284668495892</text:p>
          </table:table-cell>
          <table:table-cell office:value-type="float" office:value="0.14160729053460297">
            <text:p>0.14160729053460297</text:p>
          </table:table-cell>
          <table:table-cell office:value-type="float" office:value="0.14000366616452356">
            <text:p>0.14000366616452356</text:p>
          </table:table-cell>
          <table:table-cell office:value-type="float" office:value="0.13561597673104867">
            <text:p>0.13561597673104867</text:p>
          </table:table-cell>
          <table:table-cell office:value-type="float" office:value="0.12966374507272097">
            <text:p>0.12966374507272097</text:p>
          </table:table-cell>
          <table:table-cell office:value-type="float" office:value="0.12052659460913548">
            <text:p>0.12052659460913548</text:p>
          </table:table-cell>
          <table:table-cell office:value-type="float" office:value="0.1070818416993956">
            <text:p>0.107081841699395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8211453278010875">
            <text:p>0.18211453278010875</text:p>
          </table:table-cell>
          <table:table-cell office:value-type="float" office:value="0.17383909545389056">
            <text:p>0.17383909545389056</text:p>
          </table:table-cell>
          <table:table-cell office:value-type="float" office:value="0.17081418393414127">
            <text:p>0.17081418393414127</text:p>
          </table:table-cell>
          <table:table-cell office:value-type="float" office:value="0.16531194654462306">
            <text:p>0.16531194654462306</text:p>
          </table:table-cell>
          <table:table-cell office:value-type="float" office:value="0.1628838115603663">
            <text:p>0.1628838115603663</text:p>
          </table:table-cell>
          <table:table-cell office:value-type="float" office:value="0.16182886747344585">
            <text:p>0.16182886747344585</text:p>
          </table:table-cell>
          <table:table-cell office:value-type="float" office:value="0.175366162728647">
            <text:p>0.175366162728647</text:p>
          </table:table-cell>
          <table:table-cell office:value-type="float" office:value="0.2059536747807709">
            <text:p>0.2059536747807709</text:p>
          </table:table-cell>
          <table:table-cell office:value-type="float" office:value="0.2339968156080565">
            <text:p>0.2339968156080565</text:p>
          </table:table-cell>
          <table:table-cell office:value-type="float" office:value="0.24757138662316852">
            <text:p>0.24757138662316852</text:p>
          </table:table-cell>
          <table:table-cell office:value-type="float" office:value="0.2537119759558596">
            <text:p>0.2537119759558596</text:p>
          </table:table-cell>
          <table:table-cell office:value-type="float" office:value="0.2562332821210461">
            <text:p>0.2562332821210461</text:p>
          </table:table-cell>
          <table:table-cell office:value-type="float" office:value="0.25703669681338187">
            <text:p>0.25703669681338187</text:p>
          </table:table-cell>
          <table:table-cell office:value-type="float" office:value="0.254612314911501">
            <text:p>0.254612314911501</text:p>
          </table:table-cell>
          <table:table-cell office:value-type="float" office:value="0.25149361277004306">
            <text:p>0.25149361277004306</text:p>
          </table:table-cell>
          <table:table-cell office:value-type="float" office:value="0.24980698483776237">
            <text:p>0.24980698483776237</text:p>
          </table:table-cell>
          <table:table-cell office:value-type="float" office:value="0.2534276161999076">
            <text:p>0.2534276161999076</text:p>
          </table:table-cell>
          <table:table-cell office:value-type="float" office:value="0.26470438985852235">
            <text:p>0.26470438985852235</text:p>
          </table:table-cell>
          <table:table-cell office:value-type="float" office:value="0.271048520144156">
            <text:p>0.271048520144156</text:p>
          </table:table-cell>
          <table:table-cell office:value-type="float" office:value="0.2679790453259005">
            <text:p>0.2679790453259005</text:p>
          </table:table-cell>
          <table:table-cell office:value-type="float" office:value="0.25958063078590304">
            <text:p>0.25958063078590304</text:p>
          </table:table-cell>
          <table:table-cell office:value-type="float" office:value="0.24818754801132226">
            <text:p>0.24818754801132226</text:p>
          </table:table-cell>
          <table:table-cell office:value-type="float" office:value="0.23069825701409016">
            <text:p>0.23069825701409016</text:p>
          </table:table-cell>
          <table:table-cell office:value-type="float" office:value="0.20496384485119096">
            <text:p>0.2049638448511909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4025777551128003">
            <text:p>0.24025777551128003</text:p>
          </table:table-cell>
          <table:table-cell office:value-type="float" office:value="0.23130992052153715">
            <text:p>0.23130992052153715</text:p>
          </table:table-cell>
          <table:table-cell office:value-type="float" office:value="0.21160833790577654">
            <text:p>0.21160833790577654</text:p>
          </table:table-cell>
          <table:table-cell office:value-type="float" office:value="0.20408437784217598">
            <text:p>0.20408437784217598</text:p>
          </table:table-cell>
          <table:table-cell office:value-type="float" office:value="0.19071527870005722">
            <text:p>0.19071527870005722</text:p>
          </table:table-cell>
          <table:table-cell office:value-type="float" office:value="0.19342358179210675">
            <text:p>0.19342358179210675</text:p>
          </table:table-cell>
          <table:table-cell office:value-type="float" office:value="0.21783783213925684">
            <text:p>0.21783783213925684</text:p>
          </table:table-cell>
          <table:table-cell office:value-type="float" office:value="0.18837574062165627">
            <text:p>0.18837574062165627</text:p>
          </table:table-cell>
          <table:table-cell office:value-type="float" office:value="0.21037469070176615">
            <text:p>0.21037469070176615</text:p>
          </table:table-cell>
          <table:table-cell office:value-type="float" office:value="0.22574031943621076">
            <text:p>0.22574031943621076</text:p>
          </table:table-cell>
          <table:table-cell office:value-type="float" office:value="0.22463995418659627">
            <text:p>0.22463995418659627</text:p>
          </table:table-cell>
          <table:table-cell office:value-type="float" office:value="0.22621440774253548">
            <text:p>0.22621440774253548</text:p>
          </table:table-cell>
          <table:table-cell office:value-type="float" office:value="0.22924548078280202">
            <text:p>0.22924548078280202</text:p>
          </table:table-cell>
          <table:table-cell office:value-type="float" office:value="0.22780879523347555">
            <text:p>0.22780879523347555</text:p>
          </table:table-cell>
          <table:table-cell office:value-type="float" office:value="0.22391575763583654">
            <text:p>0.22391575763583654</text:p>
          </table:table-cell>
          <table:table-cell office:value-type="float" office:value="0.22494423179071285">
            <text:p>0.22494423179071285</text:p>
          </table:table-cell>
          <table:table-cell office:value-type="float" office:value="0.22926823261204393">
            <text:p>0.22926823261204393</text:p>
          </table:table-cell>
          <table:table-cell office:value-type="float" office:value="0.24490636924148912">
            <text:p>0.24490636924148912</text:p>
          </table:table-cell>
          <table:table-cell office:value-type="float" office:value="0.2422848574946628">
            <text:p>0.2422848574946628</text:p>
          </table:table-cell>
          <table:table-cell office:value-type="float" office:value="0.23904320459962555">
            <text:p>0.23904320459962555</text:p>
          </table:table-cell>
          <table:table-cell office:value-type="float" office:value="0.23586516983295552">
            <text:p>0.23586516983295552</text:p>
          </table:table-cell>
          <table:table-cell office:value-type="float" office:value="0.2253882227112577">
            <text:p>0.2253882227112577</text:p>
          </table:table-cell>
          <table:table-cell office:value-type="float" office:value="0.26127121515709206">
            <text:p>0.26127121515709206</text:p>
          </table:table-cell>
          <table:table-cell office:value-type="float" office:value="0.24861070225200957">
            <text:p>0.2486107022520095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41827328101446565">
            <text:p>0.41827328101446565</text:p>
          </table:table-cell>
          <table:table-cell office:value-type="float" office:value="0.401235986858644">
            <text:p>0.401235986858644</text:p>
          </table:table-cell>
          <table:table-cell office:value-type="float" office:value="0.37857969173807865">
            <text:p>0.37857969173807865</text:p>
          </table:table-cell>
          <table:table-cell office:value-type="float" office:value="0.3656773741133341">
            <text:p>0.3656773741133341</text:p>
          </table:table-cell>
          <table:table-cell office:value-type="float" office:value="0.3499361604929612">
            <text:p>0.3499361604929612</text:p>
          </table:table-cell>
          <table:table-cell office:value-type="float" office:value="0.35161271234476493">
            <text:p>0.35161271234476493</text:p>
          </table:table-cell>
          <table:table-cell office:value-type="float" office:value="0.38925867881731346">
            <text:p>0.38925867881731346</text:p>
          </table:table-cell>
          <table:table-cell office:value-type="float" office:value="0.38970503265793266">
            <text:p>0.38970503265793266</text:p>
          </table:table-cell>
          <table:table-cell office:value-type="float" office:value="0.4391179479689052">
            <text:p>0.4391179479689052</text:p>
          </table:table-cell>
          <table:table-cell office:value-type="float" office:value="0.46775295399296724">
            <text:p>0.46775295399296724</text:p>
          </table:table-cell>
          <table:table-cell office:value-type="float" office:value="0.47265620426957966">
            <text:p>0.47265620426957966</text:p>
          </table:table-cell>
          <table:table-cell office:value-type="float" office:value="0.4766954502883397">
            <text:p>0.4766954502883397</text:p>
          </table:table-cell>
          <table:table-cell office:value-type="float" office:value="0.48051158950913603">
            <text:p>0.48051158950913603</text:p>
          </table:table-cell>
          <table:table-cell office:value-type="float" office:value="0.4767048528602732">
            <text:p>0.4767048528602732</text:p>
          </table:table-cell>
          <table:table-cell office:value-type="float" office:value="0.4697632789636532">
            <text:p>0.4697632789636532</text:p>
          </table:table-cell>
          <table:table-cell office:value-type="float" office:value="0.46914264986996607">
            <text:p>0.46914264986996607</text:p>
          </table:table-cell>
          <table:table-cell office:value-type="float" office:value="0.47700584992394524">
            <text:p>0.47700584992394524</text:p>
          </table:table-cell>
          <table:table-cell office:value-type="float" office:value="0.5036668405758906">
            <text:p>0.5036668405758906</text:p>
          </table:table-cell>
          <table:table-cell office:value-type="float" office:value="0.5072481448745854">
            <text:p>0.5072481448745854</text:p>
          </table:table-cell>
          <table:table-cell office:value-type="float" office:value="0.5010059960722327">
            <text:p>0.5010059960722327</text:p>
          </table:table-cell>
          <table:table-cell office:value-type="float" office:value="0.4896175145400263">
            <text:p>0.4896175145400263</text:p>
          </table:table-cell>
          <table:table-cell office:value-type="float" office:value="0.46800330690393704">
            <text:p>0.46800330690393704</text:p>
          </table:table-cell>
          <table:table-cell office:value-type="float" office:value="0.48678272221746866">
            <text:p>0.48678272221746866</text:p>
          </table:table-cell>
          <table:table-cell office:value-type="float" office:value="0.4489641610895068">
            <text:p>0.448964161089506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544243094036469">
            <text:p>0.2544243094036469</text:p>
          </table:table-cell>
          <table:table-cell office:value-type="float" office:value="0.24483280833792584">
            <text:p>0.24483280833792584</text:p>
          </table:table-cell>
          <table:table-cell office:value-type="float" office:value="0.22489517765216416">
            <text:p>0.22489517765216416</text:p>
          </table:table-cell>
          <table:table-cell office:value-type="float" office:value="0.21694319071301263">
            <text:p>0.21694319071301263</text:p>
          </table:table-cell>
          <table:table-cell office:value-type="float" office:value="0.20338472840492006">
            <text:p>0.20338472840492006</text:p>
          </table:table-cell>
          <table:table-cell office:value-type="float" office:value="0.20601116214215545">
            <text:p>0.20601116214215545</text:p>
          </table:table-cell>
          <table:table-cell office:value-type="float" office:value="0.23147877702712982">
            <text:p>0.23147877702712982</text:p>
          </table:table-cell>
          <table:table-cell office:value-type="float" office:value="0.2043927611818515">
            <text:p>0.2043927611818515</text:p>
          </table:table-cell>
          <table:table-cell office:value-type="float" office:value="0.22857245416850777">
            <text:p>0.22857245416850777</text:p>
          </table:table-cell>
          <table:table-cell office:value-type="float" office:value="0.24499391696055978">
            <text:p>0.24499391696055978</text:p>
          </table:table-cell>
          <table:table-cell office:value-type="float" office:value="0.24437078787816854">
            <text:p>0.24437078787816854</text:p>
          </table:table-cell>
          <table:table-cell office:value-type="float" office:value="0.24614128886281142">
            <text:p>0.24614128886281142</text:p>
          </table:table-cell>
          <table:table-cell office:value-type="float" office:value="0.2492349520385939">
            <text:p>0.2492349520385939</text:p>
          </table:table-cell>
          <table:table-cell office:value-type="float" office:value="0.24760975918419517">
            <text:p>0.24760975918419517</text:p>
          </table:table-cell>
          <table:table-cell office:value-type="float" office:value="0.24347413087760475">
            <text:p>0.24347413087760475</text:p>
          </table:table-cell>
          <table:table-cell office:value-type="float" office:value="0.2443715575113605">
            <text:p>0.2443715575113605</text:p>
          </table:table-cell>
          <table:table-cell office:value-type="float" office:value="0.24897718275531763">
            <text:p>0.24897718275531763</text:p>
          </table:table-cell>
          <table:table-cell office:value-type="float" office:value="0.26549256595347914">
            <text:p>0.26549256595347914</text:p>
          </table:table-cell>
          <table:table-cell office:value-type="float" office:value="0.2633640390378069">
            <text:p>0.2633640390378069</text:p>
          </table:table-cell>
          <table:table-cell office:value-type="float" office:value="0.25988365251122997">
            <text:p>0.25988365251122997</text:p>
          </table:table-cell>
          <table:table-cell office:value-type="float" office:value="0.25605268583475876">
            <text:p>0.25605268583475876</text:p>
          </table:table-cell>
          <table:table-cell office:value-type="float" office:value="0.2446896958251329">
            <text:p>0.2446896958251329</text:p>
          </table:table-cell>
          <table:table-cell office:value-type="float" office:value="0.2792149986184187">
            <text:p>0.2792149986184187</text:p>
          </table:table-cell>
          <table:table-cell office:value-type="float" office:value="0.26455363434147205">
            <text:p>0.2645536343414720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636968610608698">
            <text:p>0.12636968610608698</text:p>
          </table:table-cell>
          <table:table-cell office:value-type="float" office:value="0.1225965789220264">
            <text:p>0.1225965789220264</text:p>
          </table:table-cell>
          <table:table-cell office:value-type="float" office:value="0.10479004177047288">
            <text:p>0.10479004177047288</text:p>
          </table:table-cell>
          <table:table-cell office:value-type="float" office:value="0.10070704630690137">
            <text:p>0.10070704630690137</text:p>
          </table:table-cell>
          <table:table-cell office:value-type="float" office:value="0.08885859952712423">
            <text:p>0.08885859952712423</text:p>
          </table:table-cell>
          <table:table-cell office:value-type="float" office:value="0.09222574817800341">
            <text:p>0.09222574817800341</text:p>
          </table:table-cell>
          <table:table-cell office:value-type="float" office:value="0.10817283880969362">
            <text:p>0.10817283880969362</text:p>
          </table:table-cell>
          <table:table-cell office:value-type="float" office:value="0.059597362276725525">
            <text:p>0.059597362276725525</text:p>
          </table:table-cell>
          <table:table-cell office:value-type="float" office:value="0.06406232627226745">
            <text:p>0.06406232627226745</text:p>
          </table:table-cell>
          <table:table-cell office:value-type="float" office:value="0.07093943644642112">
            <text:p>0.07093943644642112</text:p>
          </table:table-cell>
          <table:table-cell office:value-type="float" office:value="0.06600093473900322">
            <text:p>0.06600093473900322</text:p>
          </table:table-cell>
          <table:table-cell office:value-type="float" office:value="0.0659990270751657">
            <text:p>0.0659990270751657</text:p>
          </table:table-cell>
          <table:table-cell office:value-type="float" office:value="0.06852724958239764">
            <text:p>0.06852724958239764</text:p>
          </table:table-cell>
          <table:table-cell office:value-type="float" office:value="0.06860631006847845">
            <text:p>0.06860631006847845</text:p>
          </table:table-cell>
          <table:table-cell office:value-type="float" office:value="0.06666355272999333">
            <text:p>0.06666355272999333</text:p>
          </table:table-cell>
          <table:table-cell office:value-type="float" office:value="0.06874608715887025">
            <text:p>0.06874608715887025</text:p>
          </table:table-cell>
          <table:table-cell office:value-type="float" office:value="0.07080596827058036">
            <text:p>0.07080596827058036</text:p>
          </table:table-cell>
          <table:table-cell office:value-type="float" office:value="0.07939183989761525">
            <text:p>0.07939183989761525</text:p>
          </table:table-cell>
          <table:table-cell office:value-type="float" office:value="0.07280528827671034">
            <text:p>0.07280528827671034</text:p>
          </table:table-cell>
          <table:table-cell office:value-type="float" office:value="0.07148300475370495">
            <text:p>0.07148300475370495</text:p>
          </table:table-cell>
          <table:table-cell office:value-type="float" office:value="0.07355535061713063">
            <text:p>0.07355535061713063</text:p>
          </table:table-cell>
          <table:table-cell office:value-type="float" office:value="0.07020226380768733">
            <text:p>0.07020226380768733</text:p>
          </table:table-cell>
          <table:table-cell office:value-type="float" office:value="0.11700979982236913">
            <text:p>0.11700979982236913</text:p>
          </table:table-cell>
          <table:table-cell office:value-type="float" office:value="0.12043812425498987">
            <text:p>0.1204381242549898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655678520812237">
            <text:p>0.2655678520812237</text:p>
          </table:table-cell>
          <table:table-cell office:value-type="float" office:value="0.2535002258341185">
            <text:p>0.2535002258341185</text:p>
          </table:table-cell>
          <table:table-cell office:value-type="float" office:value="0.24908915966178974">
            <text:p>0.24908915966178974</text:p>
          </table:table-cell>
          <table:table-cell office:value-type="float" office:value="0.24106554209064487">
            <text:p>0.24106554209064487</text:p>
          </table:table-cell>
          <table:table-cell office:value-type="float" office:value="0.2375247231209098">
            <text:p>0.2375247231209098</text:p>
          </table:table-cell>
          <table:table-cell office:value-type="float" office:value="0.2359863547603375">
            <text:p>0.2359863547603375</text:p>
          </table:table-cell>
          <table:table-cell office:value-type="float" office:value="0.2557270661084752">
            <text:p>0.2557270661084752</text:p>
          </table:table-cell>
          <table:table-cell office:value-type="float" office:value="0.30033119380870166">
            <text:p>0.30033119380870166</text:p>
          </table:table-cell>
          <table:table-cell office:value-type="float" office:value="0.34122500146602985">
            <text:p>0.34122500146602985</text:p>
          </table:table-cell>
          <table:table-cell office:value-type="float" office:value="0.361020070054872">
            <text:p>0.361020070054872</text:p>
          </table:table-cell>
          <table:table-cell office:value-type="float" office:value="0.36997456201496587">
            <text:p>0.36997456201496587</text:p>
          </table:table-cell>
          <table:table-cell office:value-type="float" office:value="0.3736512475188946">
            <text:p>0.3736512475188946</text:p>
          </table:table-cell>
          <table:table-cell office:value-type="float" office:value="0.3748228240587635">
            <text:p>0.3748228240587635</text:p>
          </table:table-cell>
          <table:table-cell office:value-type="float" office:value="0.37128747800768985">
            <text:p>0.37128747800768985</text:p>
          </table:table-cell>
          <table:table-cell office:value-type="float" office:value="0.36673964200391396">
            <text:p>0.36673964200391396</text:p>
          </table:table-cell>
          <table:table-cell office:value-type="float" office:value="0.36428012298366785">
            <text:p>0.36428012298366785</text:p>
          </table:table-cell>
          <table:table-cell office:value-type="float" office:value="0.36955989543974077">
            <text:p>0.36955989543974077</text:p>
          </table:table-cell>
          <table:table-cell office:value-type="float" office:value="0.38600420942834696">
            <text:p>0.38600420942834696</text:p>
          </table:table-cell>
          <table:table-cell office:value-type="float" office:value="0.395255514239441">
            <text:p>0.395255514239441</text:p>
          </table:table-cell>
          <table:table-cell office:value-type="float" office:value="0.3907794637998791">
            <text:p>0.3907794637998791</text:p>
          </table:table-cell>
          <table:table-cell office:value-type="float" office:value="0.3785325064800695">
            <text:p>0.3785325064800695</text:p>
          </table:table-cell>
          <table:table-cell office:value-type="float" office:value="0.36191858514803404">
            <text:p>0.36191858514803404</text:p>
          </table:table-cell>
          <table:table-cell office:value-type="float" office:value="0.33641489044747674">
            <text:p>0.33641489044747674</text:p>
          </table:table-cell>
          <table:table-cell office:value-type="float" office:value="0.29888777793018134">
            <text:p>0.298887777930181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023998637166249">
            <text:p>0.3023998637166249</text:p>
          </table:table-cell>
          <table:table-cell office:value-type="float" office:value="0.2906277707530285">
            <text:p>0.2906277707530285</text:p>
          </table:table-cell>
          <table:table-cell office:value-type="float" office:value="0.26989759552976017">
            <text:p>0.26989759552976017</text:p>
          </table:table-cell>
          <table:table-cell office:value-type="float" office:value="0.26049619325496515">
            <text:p>0.26049619325496515</text:p>
          </table:table-cell>
          <table:table-cell office:value-type="float" office:value="0.24630087187170296">
            <text:p>0.24630087187170296</text:p>
          </table:table-cell>
          <table:table-cell office:value-type="float" office:value="0.2486482660876382">
            <text:p>0.2486482660876382</text:p>
          </table:table-cell>
          <table:table-cell office:value-type="float" office:value="0.2776802890006601">
            <text:p>0.2776802890006601</text:p>
          </table:table-cell>
          <table:table-cell office:value-type="float" office:value="0.25867135614652226">
            <text:p>0.25867135614652226</text:p>
          </table:table-cell>
          <table:table-cell office:value-type="float" office:value="0.29024275671812466">
            <text:p>0.29024275671812466</text:p>
          </table:table-cell>
          <table:table-cell office:value-type="float" office:value="0.3102409527220204">
            <text:p>0.3102409527220204</text:p>
          </table:table-cell>
          <table:table-cell office:value-type="float" office:value="0.3112380108945025">
            <text:p>0.3112380108945025</text:p>
          </table:table-cell>
          <table:table-cell office:value-type="float" office:value="0.31367319753553796">
            <text:p>0.31367319753553796</text:p>
          </table:table-cell>
          <table:table-cell office:value-type="float" office:value="0.3169779663706681">
            <text:p>0.3169779663706681</text:p>
          </table:table-cell>
          <table:table-cell office:value-type="float" office:value="0.3147136184901748">
            <text:p>0.3147136184901748</text:p>
          </table:table-cell>
          <table:table-cell office:value-type="float" office:value="0.3097563502875432">
            <text:p>0.3097563502875432</text:p>
          </table:table-cell>
          <table:table-cell office:value-type="float" office:value="0.3102085621347434">
            <text:p>0.3102085621347434</text:p>
          </table:table-cell>
          <table:table-cell office:value-type="float" office:value="0.31576811725771764">
            <text:p>0.31576811725771764</text:p>
          </table:table-cell>
          <table:table-cell office:value-type="float" office:value="0.3352540008911374">
            <text:p>0.3352540008911374</text:p>
          </table:table-cell>
          <table:table-cell office:value-type="float" office:value="0.3347997741279605">
            <text:p>0.3347997741279605</text:p>
          </table:table-cell>
          <table:table-cell office:value-type="float" office:value="0.33051055446545047">
            <text:p>0.33051055446545047</text:p>
          </table:table-cell>
          <table:table-cell office:value-type="float" office:value="0.3244649656428557">
            <text:p>0.3244649656428557</text:p>
          </table:table-cell>
          <table:table-cell office:value-type="float" office:value="0.31009937159840717">
            <text:p>0.31009937159840717</text:p>
          </table:table-cell>
          <table:table-cell office:value-type="float" office:value="0.34000112699101837">
            <text:p>0.34000112699101837</text:p>
          </table:table-cell>
          <table:table-cell office:value-type="float" office:value="0.3185545248653486">
            <text:p>0.318554524865348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8955928648261164">
            <text:p>0.18955928648261164</text:p>
          </table:table-cell>
          <table:table-cell office:value-type="float" office:value="0.18291438534177676">
            <text:p>0.18291438534177676</text:p>
          </table:table-cell>
          <table:table-cell office:value-type="float" office:value="0.16406150670079536">
            <text:p>0.16406150670079536</text:p>
          </table:table-cell>
          <table:table-cell office:value-type="float" office:value="0.15806941457702128">
            <text:p>0.15806941457702128</text:p>
          </table:table-cell>
          <table:table-cell office:value-type="float" office:value="0.1453805527485476">
            <text:p>0.1453805527485476</text:p>
          </table:table-cell>
          <table:table-cell office:value-type="float" office:value="0.14838081582474968">
            <text:p>0.14838081582474968</text:p>
          </table:table-cell>
          <table:table-cell office:value-type="float" office:value="0.16902369068564613">
            <text:p>0.16902369068564613</text:p>
          </table:table-cell>
          <table:table-cell office:value-type="float" office:value="0.1310757561271633">
            <text:p>0.1310757561271633</text:p>
          </table:table-cell>
          <table:table-cell office:value-type="float" office:value="0.14527413924100543">
            <text:p>0.14527413924100543</text:p>
          </table:table-cell>
          <table:table-cell office:value-type="float" office:value="0.1568618402144515">
            <text:p>0.1568618402144515</text:p>
          </table:table-cell>
          <table:table-cell office:value-type="float" office:value="0.15405587739189894">
            <text:p>0.15405587739189894</text:p>
          </table:table-cell>
          <table:table-cell office:value-type="float" office:value="0.15492916621885763">
            <text:p>0.15492916621885763</text:p>
          </table:table-cell>
          <table:table-cell office:value-type="float" office:value="0.15773574959860817">
            <text:p>0.15773574959860817</text:p>
          </table:table-cell>
          <table:table-cell office:value-type="float" office:value="0.1569732420709076">
            <text:p>0.1569732420709076</text:p>
          </table:table-cell>
          <table:table-cell office:value-type="float" office:value="0.15394832046277585">
            <text:p>0.15394832046277585</text:p>
          </table:table-cell>
          <table:table-cell office:value-type="float" office:value="0.15544496363209725">
            <text:p>0.15544496363209725</text:p>
          </table:table-cell>
          <table:table-cell office:value-type="float" office:value="0.15876121463022638">
            <text:p>0.15876121463022638</text:p>
          </table:table-cell>
          <table:table-cell office:value-type="float" office:value="0.17125971354878847">
            <text:p>0.17125971354878847</text:p>
          </table:table-cell>
          <table:table-cell office:value-type="float" office:value="0.16687669328708515">
            <text:p>0.16687669328708515</text:p>
          </table:table-cell>
          <table:table-cell office:value-type="float" office:value="0.16448920554039353">
            <text:p>0.16448920554039353</text:p>
          </table:table-cell>
          <table:table-cell office:value-type="float" office:value="0.16364586607084403">
            <text:p>0.16364586607084403</text:p>
          </table:table-cell>
          <table:table-cell office:value-type="float" office:value="0.15633870136587139">
            <text:p>0.15633870136587139</text:p>
          </table:table-cell>
          <table:table-cell office:value-type="float" office:value="0.19706571546584592">
            <text:p>0.19706571546584592</text:p>
          </table:table-cell>
          <table:table-cell office:value-type="float" office:value="0.19156040181406747">
            <text:p>0.19156040181406747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7584937221217476">
            <text:p>0.07584937221217476</text:p>
          </table:table-cell>
          <table:table-cell office:value-type="float" office:value="0.0724027130335098">
            <text:p>0.0724027130335098</text:p>
          </table:table-cell>
          <table:table-cell office:value-type="float" office:value="0.07114285948822792">
            <text:p>0.07114285948822792</text:p>
          </table:table-cell>
          <table:table-cell office:value-type="float" office:value="0.06885121781973341">
            <text:p>0.06885121781973341</text:p>
          </table:table-cell>
          <table:table-cell office:value-type="float" office:value="0.06783991734090407">
            <text:p>0.06783991734090407</text:p>
          </table:table-cell>
          <table:table-cell office:value-type="float" office:value="0.0674005408370614">
            <text:p>0.0674005408370614</text:p>
          </table:table-cell>
          <table:table-cell office:value-type="float" office:value="0.07303872539533411">
            <text:p>0.07303872539533411</text:p>
          </table:table-cell>
          <table:table-cell office:value-type="float" office:value="0.08577820066547744">
            <text:p>0.08577820066547744</text:p>
          </table:table-cell>
          <table:table-cell office:value-type="float" office:value="0.09745796391191523">
            <text:p>0.09745796391191523</text:p>
          </table:table-cell>
          <table:table-cell office:value-type="float" office:value="0.10311167355182081">
            <text:p>0.10311167355182081</text:p>
          </table:table-cell>
          <table:table-cell office:value-type="float" office:value="0.10566918414027993">
            <text:p>0.10566918414027993</text:p>
          </table:table-cell>
          <table:table-cell office:value-type="float" office:value="0.10671928973517467">
            <text:p>0.10671928973517467</text:p>
          </table:table-cell>
          <table:table-cell office:value-type="float" office:value="0.10705390608407041">
            <text:p>0.10705390608407041</text:p>
          </table:table-cell>
          <table:table-cell office:value-type="float" office:value="0.10604416873662739">
            <text:p>0.10604416873662739</text:p>
          </table:table-cell>
          <table:table-cell office:value-type="float" office:value="0.10474525208272117">
            <text:p>0.10474525208272117</text:p>
          </table:table-cell>
          <table:table-cell office:value-type="float" office:value="0.10404278387293021">
            <text:p>0.10404278387293021</text:p>
          </table:table-cell>
          <table:table-cell office:value-type="float" office:value="0.10555075037971123">
            <text:p>0.10555075037971123</text:p>
          </table:table-cell>
          <table:table-cell office:value-type="float" office:value="0.11024744421038696">
            <text:p>0.11024744421038696</text:p>
          </table:table-cell>
          <table:table-cell office:value-type="float" office:value="0.1128897281184948">
            <text:p>0.1128897281184948</text:p>
          </table:table-cell>
          <table:table-cell office:value-type="float" office:value="0.11161131428500484">
            <text:p>0.11161131428500484</text:p>
          </table:table-cell>
          <table:table-cell office:value-type="float" office:value="0.1081134359953815">
            <text:p>0.1081134359953815</text:p>
          </table:table-cell>
          <table:table-cell office:value-type="float" office:value="0.1033683002677637">
            <text:p>0.1033683002677637</text:p>
          </table:table-cell>
          <table:table-cell office:value-type="float" office:value="0.09608413835973038">
            <text:p>0.09608413835973038</text:p>
          </table:table-cell>
          <table:table-cell office:value-type="float" office:value="0.0853659437323854">
            <text:p>0.085365943732385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